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umberOfSodaPopCansNotToExceed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Savitch Diet Coke Proble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iven</text:p>
          </table:table-cell>
          <table:table-cell office:value-type="float" office:value="35">
            <text:p>35</text:p>
          </table:table-cell>
          <table:table-cell office:value-type="string">
            <text:p><text:s/>= Mass of Mouse grams</text:p>
          </table:table-cell>
        </table:table-row>
        <table:table-row table:style-name="ro3">
          <table:table-cell/>
          <table:table-cell office:value-type="string">
            <text:p>Given</text:p>
          </table:table-cell>
          <table:table-cell office:value-type="float" office:value="5">
            <text:p>5</text:p>
          </table:table-cell>
          <table:table-cell office:value-type="string">
            <text:p><text:s/>= Mass of sweetner that killed the mouse grams</text:p>
          </table:table-cell>
        </table:table-row>
        <table:table-row table:style-name="ro1">
          <table:table-cell/>
          <table:table-cell office:value-type="string">
            <text:p>Given</text:p>
          </table:table-cell>
          <table:table-cell office:value-type="float" office:value="350">
            <text:p>350</text:p>
          </table:table-cell>
          <table:table-cell office:value-type="string">
            <text:p><text:s/>= Mass of contents of soda can grams</text:p>
          </table:table-cell>
        </table:table-row>
        <table:table-row table:style-name="ro3">
          <table:table-cell/>
          <table:table-cell office:value-type="string">
            <text:p>Given</text:p>
          </table:table-cell>
          <table:table-cell office:value-type="float" office:value="0.001">
            <text:p>0.001</text:p>
          </table:table-cell>
          <table:table-cell office:value-type="string">
            <text:p><text:s/>= Concentration in a Soda Pop can of sweetner</text:p>
          </table:table-cell>
        </table:table-row>
        <table:table-row table:style-name="ro1">
          <table:table-cell/>
          <table:table-cell office:value-type="string">
            <text:p>Given</text:p>
          </table:table-cell>
          <table:table-cell table:formula="of:=45359.2/100" office:value-type="float" office:value="453.592">
            <text:p>453.592</text:p>
          </table:table-cell>
          <table:table-cell office:value-type="string">
            <text:p><text:s/>= Conversion from lbs/gra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Input</text:p>
          </table:table-cell>
          <table:table-cell office:value-type="float" office:value="200">
            <text:p>200</text:p>
          </table:table-cell>
          <table:table-cell office:value-type="string">
            <text:p><text:s/>= Desired weight of the dieter lb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1)</text:p>
          </table:table-cell>
          <table:table-cell table:formula="of:=[.C11]*[.C9]" office:value-type="float" office:value="90718.4">
            <text:p>90718.4</text:p>
          </table:table-cell>
          <table:table-cell office:value-type="string">
            <text:p><text:s/>= Mass of the dieter in grams 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2)</text:p>
          </table:table-cell>
          <table:table-cell table:formula="of:=[.C13]*[.C6]/[.C5]" office:value-type="float" office:value="12959.7714285714">
            <text:p>12959.7714285714</text:p>
          </table:table-cell>
          <table:table-cell office:value-type="string">
            <text:p><text:s/>= Mass of sweetner to kill the dieter grams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3)</text:p>
          </table:table-cell>
          <table:table-cell table:formula="of:=[.C7]*[.C8]" office:value-type="float" office:value="0.35">
            <text:p>0.35</text:p>
          </table:table-cell>
          <table:table-cell office:value-type="string">
            <text:p><text:s/>= Mass of sweetner per can gra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4)</text:p>
          </table:table-cell>
          <table:table-cell table:formula="of:=INT([.C15]/[.C17])" office:value-type="float" office:value="37027">
            <text:p>37027</text:p>
          </table:table-cell>
          <table:table-cell office:value-type="string">
            <text:p><text:s/>= Number of Ca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2">01/12/2023</text:date>, <text:time>11:3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3-01-12T06:23:49.81</meta:creation-date>
    <dc:date>2023-01-12T11:36:48.97</dc:date>
    <dc:creator>Mark Lehr</dc:creator>
    <meta:editing-duration>PT50M39S</meta:editing-duration>
    <meta:editing-cycles>3</meta:editing-cycles>
    <meta:generator>OpenOffice/4.1.6$Win32 OpenOffice.org_project/416m1$Build-9790</meta:generator>
    <meta:document-statistic meta:table-count="1" meta:cell-count="31" meta:object-count="0"/>
  </office:meta>
</office:document-meta>
</file>